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2 4 5 3 5 2 3 3 2 2"/>
    <style:font-face style:name="Ubuntu Mono" svg:font-family="Ubuntu Mono" style:font-family-generic="modern" style:font-pitch="fixed"/>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margin-top="0.0395in" fo:margin-bottom="0.0395in" fo:line-height="150%" style:page-number="2"/>
      <style:text-properties style:font-name="Calibri" style:font-name-complex="Calibri" fo:font-weight="bold" style:font-weight-asian="bold" style:font-weight-complex="bold"/>
    </style:style>
    <style:style style:name="P3" style:parent-style-name="Standard" style:family="paragraph">
      <style:paragraph-properties fo:margin-top="0.0395in" fo:margin-bottom="0.0395in" fo:line-height="150%"/>
      <style:text-properties style:font-name="Calibri" style:font-name-complex="Calibri" fo:font-weight="bold" style:font-weight-asian="bold" style:font-weight-complex="bold"/>
    </style:style>
    <style:style style:name="P4" style:parent-style-name="Standard" style:family="paragraph">
      <style:paragraph-properties fo:margin-top="0.0395in" fo:margin-bottom="0.0395in" fo:line-height="150%"/>
      <style:text-properties style:font-name="Calibri" style:font-name-complex="Calibri" fo:font-weight="bold" style:font-weight-asian="bold" style:font-weight-complex="bold"/>
    </style:style>
    <style:style style:name="P5" style:parent-style-name="Standard" style:family="paragraph">
      <style:paragraph-properties fo:margin-top="0.0395in" fo:margin-bottom="0.0395in" fo:line-height="150%"/>
      <style:text-properties style:font-name="Calibri" style:font-name-complex="Calibri" fo:font-weight="bold" style:font-weight-asian="bold" style:font-weight-complex="bold"/>
    </style:style>
    <style:style style:name="P6" style:parent-style-name="Standard" style:family="paragraph">
      <style:paragraph-properties fo:margin-top="0.0395in" fo:margin-bottom="0.0395in" fo:line-height="150%"/>
      <style:text-properties style:font-name="Calibri" style:font-name-complex="Calibri" fo:font-weight="bold" style:font-weight-asian="bold" style:font-weight-complex="bold"/>
    </style:style>
    <style:style style:name="P7" style:parent-style-name="Standard" style:family="paragraph">
      <style:paragraph-properties fo:margin-top="0.0395in" fo:margin-bottom="0.0395in" fo:line-height="150%"/>
      <style:text-properties style:font-name="Calibri" style:font-name-complex="Calibri" fo:font-weight="bold" style:font-weight-asian="bold" style:font-weight-complex="bold"/>
    </style:style>
    <style:style style:name="P8" style:parent-style-name="Standard" style:family="paragraph">
      <style:paragraph-properties fo:margin-top="0.0395in" fo:margin-bottom="0.0395in" fo:line-height="150%"/>
      <style:text-properties style:font-name="Calibri" style:font-name-complex="Calibri" fo:font-weight="bold" style:font-weight-asian="bold" style:font-weight-complex="bold"/>
    </style:style>
    <style:style style:name="P9" style:parent-style-name="Standard" style:family="paragraph">
      <style:paragraph-properties fo:text-align="center" fo:margin-top="0.0791in" fo:margin-bottom="0.0791in" fo:line-height="200%"/>
      <style:text-properties style:font-name="Calibri" style:font-name-complex="Calibri" fo:font-weight="bold" style:font-weight-asian="bold" style:font-weight-complex="bold"/>
    </style:style>
    <style:style style:name="P10" style:parent-style-name="Standard" style:family="paragraph">
      <style:paragraph-properties fo:text-align="center" fo:margin-top="0.0791in" fo:margin-bottom="0.0791in" fo:line-height="200%"/>
      <style:text-properties style:font-name="Calibri" style:font-name-complex="Calibri" fo:font-weight="bold" style:font-weight-asian="bold" style:font-weight-complex="bold" fo:font-size="16pt" style:font-size-asian="16pt" style:font-size-complex="16pt"/>
    </style:style>
    <style:style style:name="P11" style:parent-style-name="Standard" style:family="paragraph">
      <style:paragraph-properties fo:text-align="center" fo:margin-top="0.0791in" fo:margin-bottom="0.0791in" fo:line-height="200%"/>
      <style:text-properties style:font-name="Calibri" style:font-name-complex="Calibri" fo:font-weight="bold" style:font-weight-asian="bold" style:font-weight-complex="bold" fo:font-size="16pt" style:font-size-asian="16pt" style:font-size-complex="16pt"/>
    </style:style>
    <style:style style:name="P12" style:parent-style-name="Standard" style:family="paragraph">
      <style:paragraph-properties fo:text-align="center" fo:margin-top="0.0791in" fo:margin-bottom="0.0791in" fo:line-height="200%"/>
      <style:text-properties style:font-name="Calibri" style:font-name-complex="Calibri"/>
    </style:style>
    <style:style style:name="P13" style:parent-style-name="Standard" style:family="paragraph">
      <style:paragraph-properties fo:text-align="center" fo:margin-top="0.0791in" fo:margin-bottom="0.0791in" fo:line-height="200%"/>
      <style:text-properties style:font-name="Calibri" style:font-name-complex="Calibri"/>
    </style:style>
    <style:style style:name="P14" style:parent-style-name="Standard" style:family="paragraph">
      <style:paragraph-properties fo:break-before="page" fo:margin-top="0.0395in" fo:margin-bottom="0.0395in" fo:line-height="200%"/>
      <style:text-properties style:font-name="Calibri" style:font-name-complex="Calibri" fo:font-weight="bold" style:font-weight-asian="bold" style:font-weight-complex="bold"/>
    </style:style>
    <style:style style:name="P15" style:parent-style-name="Standard" style:family="paragraph">
      <style:paragraph-properties fo:margin-top="0.0395in" fo:margin-bottom="0.0395in" fo:line-height="200%"/>
      <style:text-properties style:font-name="Calibri" style:font-name-complex="Calibri"/>
    </style:style>
    <style:style style:name="P16" style:parent-style-name="Standard" style:family="paragraph">
      <style:paragraph-properties fo:margin-top="0.0395in" fo:margin-bottom="0.0395in" fo:line-height="200%"/>
      <style:text-properties style:font-name="Calibri" style:font-name-complex="Calibri" fo:font-weight="bold" style:font-weight-asian="bold" style:font-weight-complex="bold"/>
    </style:style>
    <style:style style:name="P17" style:parent-style-name="Standard" style:family="paragraph">
      <style:paragraph-properties fo:margin-top="0.0395in" fo:margin-bottom="0.0395in" fo:line-height="200%"/>
      <style:text-properties style:font-name="Calibri" style:font-name-complex="Calibri"/>
    </style:style>
    <style:style style:name="P18" style:parent-style-name="Standard" style:family="paragraph">
      <style:paragraph-properties fo:margin-top="0.0395in" fo:margin-bottom="0.0395in" fo:line-height="200%"/>
      <style:text-properties style:font-name="Calibri" style:font-name-complex="Calibri"/>
    </style:style>
    <style:style style:name="P19" style:parent-style-name="Standard" style:family="paragraph">
      <style:paragraph-properties fo:margin-top="0.0395in" fo:margin-bottom="0.0395in" fo:line-height="200%"/>
      <style:text-properties style:font-name="Calibri" style:font-name-complex="Calibri"/>
    </style:style>
    <style:style style:name="P20" style:parent-style-name="Standard" style:family="paragraph">
      <style:paragraph-properties fo:margin-top="0.0395in" fo:margin-bottom="0.0395in" fo:line-height="200%"/>
      <style:text-properties style:font-name="Calibri" style:font-name-complex="Calibri"/>
    </style:style>
    <style:style style:name="P21" style:parent-style-name="Standard" style:family="paragraph">
      <style:paragraph-properties fo:margin-top="0.0395in" fo:margin-bottom="0.0395in" fo:line-height="200%"/>
      <style:text-properties style:font-name="Calibri" style:font-name-complex="Calibri"/>
    </style:style>
    <style:style style:name="P22" style:parent-style-name="Standard" style:family="paragraph">
      <style:paragraph-properties fo:margin-top="0.0395in" fo:margin-bottom="0.0395in" fo:line-height="200%"/>
      <style:text-properties style:font-name="Calibri" style:font-name-complex="Calibri"/>
    </style:style>
    <style:style style:name="P23" style:parent-style-name="Standard" style:family="paragraph">
      <style:paragraph-properties fo:margin-top="0.0395in" fo:margin-bottom="0.0395in" fo:line-height="200%"/>
      <style:text-properties style:font-name="Calibri" style:font-name-complex="Calibri"/>
    </style:style>
    <style:style style:name="P24" style:parent-style-name="Standard" style:family="paragraph">
      <style:paragraph-properties fo:margin-top="0.0395in" fo:margin-bottom="0.0395in" fo:line-height="200%"/>
      <style:text-properties style:font-name="Calibri" style:font-name-complex="Calibri" fo:font-weight="bold" style:font-weight-asian="bold" style:font-weight-complex="bold"/>
    </style:style>
    <style:style style:name="P25" style:parent-style-name="Standard" style:family="paragraph">
      <style:paragraph-properties fo:margin-top="0.0395in" fo:margin-bottom="0.0395in" fo:line-height="200%"/>
      <style:text-properties style:font-name="Calibri" style:font-name-complex="Calibri"/>
    </style:style>
    <style:style style:name="P26" style:parent-style-name="Standard" style:family="paragraph">
      <style:paragraph-properties fo:margin-top="0.0395in" fo:margin-bottom="0.0395in" fo:line-height="200%"/>
      <style:text-properties style:font-name="Calibri" style:font-name-complex="Calibri"/>
    </style:style>
    <style:style style:name="P27" style:parent-style-name="Standard" style:family="paragraph">
      <style:paragraph-properties fo:margin-top="0.0395in" fo:margin-bottom="0.0395in" fo:line-height="200%"/>
      <style:text-properties style:font-name="Calibri" style:font-name-complex="Calibri"/>
    </style:style>
    <style:style style:name="P28" style:parent-style-name="Standard" style:family="paragraph">
      <style:paragraph-properties fo:margin-top="0.0395in" fo:margin-bottom="0.0395in" fo:line-height="200%"/>
      <style:text-properties style:font-name="Calibri" style:font-name-complex="Calibri"/>
    </style:style>
    <style:style style:name="P29" style:parent-style-name="Standard" style:family="paragraph">
      <style:paragraph-properties fo:margin-top="0.0395in" fo:margin-bottom="0.0395in" fo:line-height="150%"/>
      <style:text-properties style:font-name="Calibri" style:font-name-complex="Calibri"/>
    </style:style>
    <style:style style:name="P30" style:parent-style-name="Standard" style:family="paragraph">
      <style:paragraph-properties fo:margin-top="0.0395in" fo:margin-bottom="0.0395in" fo:line-height="150%"/>
      <style:text-properties style:font-name="Calibri" style:font-name-complex="Calibri" fo:font-weight="bold" style:font-weight-asian="bold" style:font-weight-complex="bold"/>
    </style:style>
    <style:style style:name="P31" style:parent-style-name="Standard" style:family="paragraph">
      <style:paragraph-properties fo:break-before="page" fo:margin-top="0.0395in" fo:margin-bottom="0.0395in" fo:line-height="150%"/>
      <style:text-properties style:font-name="Calibri" style:font-name-complex="Calibri" fo:font-weight="bold" style:font-weight-asian="bold" style:font-weight-complex="bold"/>
    </style:style>
    <style:style style:name="P32" style:parent-style-name="Standard" style:family="paragraph">
      <style:paragraph-properties fo:margin-top="0.0395in" fo:margin-bottom="0.0395in" fo:line-height="150%"/>
      <style:text-properties style:font-name="Calibri" style:font-name-complex="Calibri"/>
    </style:style>
    <style:style style:name="P33" style:parent-style-name="Standard" style:family="paragraph">
      <style:paragraph-properties fo:margin-top="0.0395in" fo:margin-bottom="0.0395in" fo:line-height="150%"/>
      <style:text-properties style:font-name="Calibri" style:font-name-complex="Calibri" fo:font-weight="bold" style:font-weight-asian="bold" style:font-weight-complex="bold"/>
    </style:style>
    <style:style style:name="P34" style:parent-style-name="Standard" style:family="paragraph">
      <style:paragraph-properties fo:margin-top="0.0395in" fo:margin-bottom="0.0395in" fo:line-height="150%"/>
      <style:text-properties style:font-name="Calibri" style:font-name-complex="Calibri"/>
    </style:style>
    <style:style style:name="P35" style:parent-style-name="Standard" style:family="paragraph">
      <style:paragraph-properties fo:margin-top="0.0395in" fo:margin-bottom="0.0395in" fo:line-height="150%"/>
      <style:text-properties style:font-name="Calibri" style:font-name-complex="Calibri"/>
    </style:style>
    <style:style style:name="P36" style:parent-style-name="Standard" style:family="paragraph">
      <style:paragraph-properties fo:margin-top="0.0395in" fo:margin-bottom="0.0395in"/>
    </style:style>
    <style:style style:name="T37" style:parent-style-name="DefaultParagraphFont" style:family="text">
      <style:text-properties style:font-name="Calibri" style:font-name-complex="Calibri" fo:font-weight="bold" style:font-weight-asian="bold" style:font-weight-complex="bold"/>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Calibri" style:font-name-complex="Calibri" fo:background-color="#FFFF00"/>
    </style:style>
    <style:style style:name="T40" style:parent-style-name="DefaultParagraphFont" style:family="text">
      <style:text-properties style:font-name="Calibri" style:font-name-complex="Calibri"/>
    </style:style>
    <style:style style:name="P41" style:parent-style-name="Standard" style:family="paragraph">
      <style:paragraph-properties fo:margin-top="0.0395in" fo:margin-bottom="0.0395in"/>
      <style:text-properties style:font-name="Calibri" style:font-name-complex="Calibri"/>
    </style:style>
    <style:style style:name="P42" style:parent-style-name="Standard" style:family="paragraph">
      <style:paragraph-properties fo:margin-top="0.0395in" fo:margin-bottom="0.0395in"/>
      <style:text-properties style:font-name="Calibri" style:font-name-complex="Calibri"/>
    </style:style>
    <style:style style:name="P43" style:parent-style-name="Standard" style:family="paragraph">
      <style:paragraph-properties fo:margin-top="0.1187in" fo:margin-bottom="0.1187in"/>
      <style:text-properties style:font-name="Calibri" style:font-name-complex="Calibri"/>
    </style:style>
    <style:style style:name="P44" style:parent-style-name="Standard" style:family="paragraph">
      <style:paragraph-properties fo:margin-top="0.1187in" fo:margin-bottom="0.1187in"/>
      <style:text-properties style:font-name="Calibri" style:font-name-complex="Calibri"/>
    </style:style>
    <style:style style:name="P45" style:parent-style-name="Standard" style:family="paragraph">
      <style:paragraph-properties fo:margin-top="0.1187in" fo:margin-bottom="0.1187in"/>
      <style:text-properties style:font-name="Calibri" style:font-name-complex="Calibri"/>
    </style:style>
    <style:style style:name="P46" style:parent-style-name="Standard" style:family="paragraph">
      <style:paragraph-properties fo:margin-top="0.1187in" fo:margin-bottom="0.1187in"/>
      <style:text-properties style:font-name="Calibri" style:font-name-complex="Calibri"/>
    </style:style>
    <style:style style:name="P47" style:parent-style-name="Standard" style:family="paragraph">
      <style:paragraph-properties fo:margin-top="0.1187in" fo:margin-bottom="0.1187in"/>
      <style:text-properties style:font-name="Calibri" style:font-name-complex="Calibri"/>
    </style:style>
    <style:style style:name="P48" style:parent-style-name="Standard" style:family="paragraph">
      <style:paragraph-properties fo:margin-top="0.1187in" fo:margin-bottom="0.1187in"/>
      <style:text-properties style:font-name="Calibri" style:font-name-complex="Calibri"/>
    </style:style>
    <style:style style:name="P49" style:parent-style-name="Standard" style:family="paragraph">
      <style:paragraph-properties fo:margin-top="0.1187in" fo:margin-bottom="0.1187in"/>
      <style:text-properties style:font-name="Calibri" style:font-name-complex="Calibri"/>
    </style:style>
    <style:style style:name="P50" style:parent-style-name="Standard" style:family="paragraph">
      <style:paragraph-properties fo:margin-top="0.1187in" fo:margin-bottom="0.1187in"/>
      <style:text-properties style:font-name="Calibri" style:font-name-complex="Calibri"/>
    </style:style>
    <style:style style:name="P51" style:parent-style-name="Standard" style:family="paragraph">
      <style:paragraph-properties fo:margin-top="0.1187in" fo:margin-bottom="0.1187in"/>
      <style:text-properties style:font-name="Calibri" style:font-name-complex="Calibri"/>
    </style:style>
    <style:style style:name="P52" style:parent-style-name="Standard" style:family="paragraph">
      <style:paragraph-properties fo:margin-top="0.1187in" fo:margin-bottom="0.1187in"/>
      <style:text-properties style:font-name="Calibri" style:font-name-complex="Calibri"/>
    </style:style>
    <style:style style:name="P53" style:parent-style-name="Standard" style:family="paragraph">
      <style:paragraph-properties fo:margin-top="0.1187in" fo:margin-bottom="0.1187in"/>
      <style:text-properties style:font-name="Calibri" style:font-name-complex="Calibri"/>
    </style:style>
    <style:style style:name="P54" style:parent-style-name="Standard" style:family="paragraph">
      <style:paragraph-properties fo:margin-top="0.1187in" fo:margin-bottom="0.1187in"/>
      <style:text-properties style:font-name="Calibri" style:font-name-complex="Calibri"/>
    </style:style>
    <style:style style:name="P55" style:parent-style-name="Standard" style:family="paragraph">
      <style:paragraph-properties fo:margin-top="0.1187in" fo:margin-bottom="0.1187in"/>
      <style:text-properties style:font-name="Calibri" style:font-name-complex="Calibri"/>
    </style:style>
    <style:style style:name="P56" style:parent-style-name="Standard" style:family="paragraph">
      <style:paragraph-properties fo:margin-top="0.1187in" fo:margin-bottom="0.1187in"/>
      <style:text-properties style:font-name="Calibri" style:font-name-complex="Calibri"/>
    </style:style>
    <style:style style:name="P57" style:parent-style-name="Standard" style:family="paragraph">
      <style:paragraph-properties fo:break-before="page" fo:margin-top="0.1187in" fo:margin-bottom="0.1187in"/>
      <style:text-properties style:font-name="Calibri" style:font-name-complex="Calibri" fo:font-weight="bold" style:font-weight-asian="bold" style:font-weight-complex="bold"/>
    </style:style>
    <style:style style:name="P58" style:parent-style-name="Standard" style:family="paragraph">
      <style:paragraph-properties fo:margin-top="0.1187in" fo:margin-bottom="0.1187in"/>
      <style:text-properties style:font-name="Calibri" style:font-name-complex="Calibri"/>
    </style:style>
    <style:style style:name="S1" style:family="section">
      <style:section-properties fo:margin-left="0in" fo:margin-right="0in" style:writing-mode="lr-tb"/>
    </style:style>
    <style:style style:name="P59" style:parent-style-name="Standard" style:family="paragraph">
      <style:paragraph-properties fo:margin-top="0.0395in" fo:margin-bottom="0.0395in"/>
      <style:text-properties style:font-name="Calibri" style:font-name-complex="Calibri"/>
    </style:style>
    <style:style style:name="P60" style:parent-style-name="Standard" style:family="paragraph">
      <style:paragraph-properties fo:margin-top="0.0395in" fo:margin-bottom="0.0395in"/>
      <style:text-properties style:font-name="Calibri" style:font-name-complex="Calibri"/>
    </style:style>
    <style:style style:name="P61" style:parent-style-name="Standard" style:family="paragraph">
      <style:paragraph-properties fo:margin-top="0.0395in" fo:margin-bottom="0.0395in"/>
      <style:text-properties style:font-name="Calibri" style:font-name-complex="Calibri"/>
    </style:style>
    <style:style style:name="P62" style:parent-style-name="Standard" style:family="paragraph">
      <style:paragraph-properties fo:margin-top="0.0395in" fo:margin-bottom="0.0395in"/>
      <style:text-properties style:font-name="Calibri" style:font-name-complex="Calibri"/>
    </style:style>
    <style:style style:name="P63" style:parent-style-name="Standard" style:family="paragraph">
      <style:paragraph-properties fo:margin-top="0.0395in" fo:margin-bottom="0.0395in"/>
      <style:text-properties style:font-name="Calibri" style:font-name-complex="Calibri"/>
    </style:style>
    <style:style style:name="P64" style:parent-style-name="Standard" style:family="paragraph">
      <style:paragraph-properties fo:margin-top="0.0395in" fo:margin-bottom="0.0395in"/>
      <style:text-properties style:font-name="Calibri" style:font-name-complex="Calibri"/>
    </style:style>
    <style:style style:name="P65" style:parent-style-name="Standard" style:family="paragraph">
      <style:paragraph-properties fo:margin-top="0.0395in" fo:margin-bottom="0.0395in"/>
      <style:text-properties style:font-name="Calibri" style:font-name-complex="Calibri"/>
    </style:style>
    <style:style style:name="P66" style:parent-style-name="Standard" style:family="paragraph">
      <style:paragraph-properties fo:margin-top="0.0395in" fo:margin-bottom="0.0395in"/>
      <style:text-properties style:font-name="Calibri" style:font-name-complex="Calibri"/>
    </style:style>
    <style:style style:name="P67" style:parent-style-name="Standard" style:family="paragraph">
      <style:paragraph-properties fo:margin-top="0.0395in" fo:margin-bottom="0.0395in"/>
      <style:text-properties style:font-name="Calibri" style:font-name-complex="Calibri"/>
    </style:style>
    <style:style style:name="P68" style:parent-style-name="Standard" style:family="paragraph">
      <style:paragraph-properties fo:margin-top="0.0395in" fo:margin-bottom="0.0395in"/>
      <style:text-properties style:font-name="Calibri" style:font-name-complex="Calibri"/>
    </style:style>
    <style:style style:name="S2" style:family="section">
      <style:section-properties fo:margin-left="0in" fo:margin-right="0in" style:writing-mode="lr-tb"/>
    </style:style>
    <style:style style:name="P69" style:parent-style-name="Standard" style:family="paragraph">
      <style:paragraph-properties fo:margin-top="0.1187in" fo:margin-bottom="0.1187in"/>
      <style:text-properties style:font-name="Calibri" style:font-name-complex="Calibri" fo:font-weight="bold" style:font-weight-asian="bold" style:font-weight-complex="bold"/>
    </style:style>
    <style:style style:name="P70" style:parent-style-name="Standard" style:family="paragraph">
      <style:paragraph-properties fo:margin-top="0.0791in" fo:margin-bottom="0.0791in" fo:line-height="150%"/>
      <style:text-properties style:font-name="Calibri" style:font-name-complex="Calibri"/>
    </style:style>
    <style:style style:name="P71" style:parent-style-name="Standard" style:family="paragraph">
      <style:paragraph-properties fo:margin-top="0.0791in" fo:margin-bottom="0.0791in" fo:line-height="150%"/>
      <style:text-properties style:font-name="Calibri" style:font-name-complex="Calibri"/>
    </style:style>
    <style:style style:name="S3" style:family="section">
      <style:section-properties fo:margin-left="0in" fo:margin-right="0in" style:writing-mode="lr-tb"/>
    </style:style>
    <style:style style:name="P72" style:parent-style-name="Standard" style:family="paragraph">
      <style:paragraph-properties fo:line-height="150%"/>
      <style:text-properties style:font-name="Calibri" style:font-name-complex="Calibri"/>
    </style:style>
    <style:style style:name="P73" style:parent-style-name="Standard" style:family="paragraph">
      <style:paragraph-properties fo:line-height="150%"/>
      <style:text-properties style:font-name="Calibri" style:font-name-complex="Calibri"/>
    </style:style>
    <style:style style:name="P74" style:parent-style-name="Standard" style:family="paragraph">
      <style:paragraph-properties fo:line-height="150%"/>
      <style:text-properties style:font-name="Calibri" style:font-name-complex="Calibri"/>
    </style:style>
    <style:style style:name="P75" style:parent-style-name="Standard" style:family="paragraph">
      <style:paragraph-properties fo:line-height="150%"/>
      <style:text-properties style:font-name="Calibri" style:font-name-complex="Calibri"/>
    </style:style>
    <style:style style:name="P76" style:parent-style-name="Standard" style:family="paragraph">
      <style:paragraph-properties fo:line-height="150%"/>
      <style:text-properties style:font-name="Calibri" style:font-name-complex="Calibri"/>
    </style:style>
    <style:style style:name="P77" style:parent-style-name="Standard" style:family="paragraph">
      <style:paragraph-properties fo:line-height="150%"/>
      <style:text-properties style:font-name="Calibri" style:font-name-complex="Calibri"/>
    </style:style>
    <style:style style:name="P78" style:parent-style-name="Standard" style:family="paragraph">
      <style:paragraph-properties fo:line-height="150%"/>
      <style:text-properties style:font-name="Calibri" style:font-name-complex="Calibri"/>
    </style:style>
    <style:style style:name="P79" style:parent-style-name="Standard" style:family="paragraph">
      <style:paragraph-properties fo:line-height="150%"/>
      <style:text-properties style:font-name="Calibri" style:font-name-complex="Calibri"/>
    </style:style>
    <style:style style:name="P80" style:parent-style-name="Standard" style:family="paragraph">
      <style:paragraph-properties fo:line-height="150%"/>
      <style:text-properties style:font-name="Calibri" style:font-name-complex="Calibri"/>
    </style:style>
    <style:style style:name="P81" style:parent-style-name="Standard" style:family="paragraph">
      <style:paragraph-properties fo:line-height="150%"/>
      <style:text-properties style:font-name="Calibri" style:font-name-complex="Calibri"/>
    </style:style>
    <style:style style:name="P82" style:parent-style-name="Standard" style:family="paragraph">
      <style:paragraph-properties fo:line-height="150%"/>
      <style:text-properties style:font-name="Calibri" style:font-name-complex="Calibri"/>
    </style:style>
    <style:style style:name="P83" style:parent-style-name="Standard" style:family="paragraph">
      <style:paragraph-properties fo:line-height="150%"/>
      <style:text-properties style:font-name="Calibri" style:font-name-complex="Calibri"/>
    </style:style>
    <style:style style:name="P84" style:parent-style-name="Standard" style:family="paragraph">
      <style:paragraph-properties fo:line-height="150%"/>
      <style:text-properties style:font-name="Calibri" style:font-name-complex="Calibri"/>
    </style:style>
    <style:style style:name="P85" style:parent-style-name="Standard" style:family="paragraph">
      <style:paragraph-properties fo:line-height="150%"/>
      <style:text-properties style:font-name="Calibri" style:font-name-complex="Calibri"/>
    </style:style>
    <style:style style:name="P86" style:parent-style-name="Standard" style:family="paragraph">
      <style:paragraph-properties fo:line-height="150%"/>
      <style:text-properties style:font-name="Calibri" style:font-name-complex="Calibri"/>
    </style:style>
    <style:style style:name="S4" style:family="section">
      <style:section-properties fo:margin-left="0in" fo:margin-right="0in" style:writing-mode="lr-tb"/>
    </style:style>
    <style:style style:name="P87" style:parent-style-name="Standard" style:family="paragraph">
      <style:paragraph-properties fo:margin-top="0.0791in" fo:margin-bottom="0.0791in" fo:line-height="150%"/>
      <style:text-properties style:font-name="Calibri" style:font-name-complex="Calibri" fo:font-weight="bold" style:font-weight-asian="bold" style:font-weight-complex="bold"/>
    </style:style>
    <style:style style:name="P88" style:parent-style-name="Standard" style:family="paragraph">
      <style:paragraph-properties fo:margin-top="0.0791in" fo:margin-bottom="0.0791in" fo:line-height="150%"/>
      <style:text-properties style:font-name="Calibri" style:font-name-complex="Calibri"/>
    </style:style>
    <style:style style:name="S5" style:family="section">
      <style:section-properties fo:margin-left="0in" fo:margin-right="0in" style:writing-mode="lr-tb"/>
    </style:style>
    <style:style style:name="P89" style:parent-style-name="Standard" style:family="paragraph">
      <style:paragraph-properties fo:line-height="150%"/>
      <style:text-properties style:font-name="Calibri" style:font-name-complex="Calibri"/>
    </style:style>
    <style:style style:name="P90" style:parent-style-name="Standard" style:family="paragraph">
      <style:paragraph-properties fo:line-height="150%"/>
      <style:text-properties style:font-name="Calibri" style:font-name-complex="Calibri"/>
    </style:style>
    <style:style style:name="P91" style:parent-style-name="Standard" style:family="paragraph">
      <style:paragraph-properties fo:line-height="150%"/>
      <style:text-properties style:font-name="Calibri" style:font-name-complex="Calibri"/>
    </style:style>
    <style:style style:name="P92" style:parent-style-name="Standard" style:family="paragraph">
      <style:paragraph-properties fo:line-height="150%"/>
      <style:text-properties style:font-name="Calibri" style:font-name-complex="Calibri"/>
    </style:style>
    <style:style style:name="P93" style:parent-style-name="Standard" style:family="paragraph">
      <style:paragraph-properties fo:line-height="150%"/>
      <style:text-properties style:font-name="Calibri" style:font-name-complex="Calibri"/>
    </style:style>
    <style:style style:name="P94" style:parent-style-name="Standard" style:family="paragraph">
      <style:paragraph-properties fo:line-height="150%"/>
      <style:text-properties style:font-name="Calibri" style:font-name-complex="Calibri"/>
    </style:style>
    <style:style style:name="P95" style:parent-style-name="Standard" style:family="paragraph">
      <style:paragraph-properties fo:line-height="150%"/>
      <style:text-properties style:font-name="Calibri" style:font-name-complex="Calibri"/>
    </style:style>
    <style:style style:name="P96" style:parent-style-name="Standard" style:family="paragraph">
      <style:paragraph-properties fo:line-height="150%"/>
      <style:text-properties style:font-name="Calibri" style:font-name-complex="Calibri"/>
    </style:style>
    <style:style style:name="P97" style:parent-style-name="Standard" style:family="paragraph">
      <style:paragraph-properties fo:line-height="150%"/>
      <style:text-properties style:font-name="Calibri" style:font-name-complex="Calibri"/>
    </style:style>
    <style:style style:name="P98" style:parent-style-name="Standard" style:family="paragraph">
      <style:paragraph-properties fo:line-height="150%"/>
      <style:text-properties style:font-name="Calibri" style:font-name-complex="Calibri"/>
    </style:style>
    <style:style style:name="P99" style:parent-style-name="Standard" style:family="paragraph">
      <style:paragraph-properties fo:line-height="150%"/>
      <style:text-properties style:font-name="Calibri" style:font-name-complex="Calibri"/>
    </style:style>
    <style:style style:name="P100" style:parent-style-name="Standard" style:family="paragraph">
      <style:paragraph-properties fo:line-height="150%"/>
      <style:text-properties style:font-name="Calibri" style:font-name-complex="Calibri"/>
    </style:style>
    <style:style style:name="P101" style:parent-style-name="Standard" style:family="paragraph">
      <style:paragraph-properties fo:line-height="150%"/>
      <style:text-properties style:font-name="Calibri" style:font-name-complex="Calibri"/>
    </style:style>
    <style:style style:name="P102" style:parent-style-name="Standard" style:family="paragraph">
      <style:paragraph-properties fo:line-height="150%"/>
      <style:text-properties style:font-name="Calibri" style:font-name-complex="Calibri"/>
    </style:style>
    <style:style style:name="P103" style:parent-style-name="Standard" style:family="paragraph">
      <style:paragraph-properties fo:line-height="150%"/>
      <style:text-properties style:font-name="Calibri" style:font-name-complex="Calibri"/>
    </style:style>
    <style:style style:name="P104" style:parent-style-name="Standard" style:family="paragraph">
      <style:paragraph-properties fo:line-height="150%"/>
      <style:text-properties style:font-name="Calibri" style:font-name-complex="Calibri"/>
    </style:style>
    <style:style style:name="P105" style:parent-style-name="Standard" style:family="paragraph">
      <style:paragraph-properties fo:line-height="150%"/>
      <style:text-properties style:font-name="Calibri" style:font-name-complex="Calibri"/>
    </style:style>
    <style:style style:name="P106" style:parent-style-name="Standard" style:family="paragraph">
      <style:paragraph-properties fo:line-height="150%"/>
      <style:text-properties style:font-name="Calibri" style:font-name-complex="Calibri"/>
    </style:style>
    <style:style style:name="P107" style:parent-style-name="Standard" style:family="paragraph">
      <style:paragraph-properties fo:line-height="150%"/>
      <style:text-properties style:font-name="Calibri" style:font-name-complex="Calibri"/>
    </style:style>
    <style:style style:name="P108" style:parent-style-name="Standard" style:family="paragraph">
      <style:paragraph-properties fo:line-height="150%"/>
      <style:text-properties style:font-name="Calibri" style:font-name-complex="Calibri"/>
    </style:style>
    <style:style style:name="P109" style:parent-style-name="Standard" style:family="paragraph">
      <style:paragraph-properties fo:line-height="150%"/>
      <style:text-properties style:font-name="Calibri" style:font-name-complex="Calibri"/>
    </style:style>
    <style:style style:name="P110" style:parent-style-name="Standard" style:family="paragraph">
      <style:paragraph-properties fo:line-height="150%"/>
      <style:text-properties style:font-name="Calibri" style:font-name-complex="Calibri"/>
    </style:style>
    <style:style style:name="P111" style:parent-style-name="Standard" style:family="paragraph">
      <style:paragraph-properties fo:line-height="150%"/>
      <style:text-properties style:font-name="Calibri" style:font-name-complex="Calibri"/>
    </style:style>
    <style:style style:name="P112" style:parent-style-name="Standard" style:family="paragraph">
      <style:paragraph-properties fo:line-height="150%"/>
      <style:text-properties style:font-name="Calibri" style:font-name-complex="Calibri"/>
    </style:style>
    <style:style style:name="P113" style:parent-style-name="Standard" style:family="paragraph">
      <style:paragraph-properties fo:line-height="150%"/>
      <style:text-properties style:font-name="Calibri" style:font-name-complex="Calibri"/>
    </style:style>
    <style:style style:name="P114" style:parent-style-name="Standard" style:family="paragraph">
      <style:paragraph-properties fo:line-height="150%"/>
      <style:text-properties style:font-name="Calibri" style:font-name-complex="Calibri"/>
    </style:style>
    <style:style style:name="P115" style:parent-style-name="Standard" style:family="paragraph">
      <style:paragraph-properties fo:line-height="150%"/>
      <style:text-properties style:font-name="Calibri" style:font-name-complex="Calibri"/>
    </style:style>
    <style:style style:name="S6" style:family="section">
      <style:section-properties fo:margin-left="0in" fo:margin-right="0in" style:writing-mode="lr-tb"/>
    </style:style>
    <style:style style:name="P116" style:parent-style-name="Standard" style:family="paragraph">
      <style:paragraph-properties fo:margin-top="0.0791in" fo:margin-bottom="0.0791in" fo:line-height="150%"/>
      <style:text-properties style:font-name="Calibri" style:font-name-complex="Calibri"/>
    </style:style>
    <style:style style:name="P117" style:parent-style-name="Standard" style:family="paragraph">
      <style:paragraph-properties fo:margin-top="0.0791in" fo:margin-bottom="0.0791in" fo:line-height="150%"/>
      <style:text-properties style:font-name="Calibri" style:font-name-complex="Calibri"/>
    </style:style>
    <style:style style:name="P118" style:parent-style-name="Standard" style:family="paragraph">
      <style:paragraph-properties fo:margin-top="0.0791in" fo:margin-bottom="0.0791in" fo:line-height="150%"/>
      <style:text-properties style:font-name="Calibri" style:font-name-complex="Calibri"/>
    </style:style>
    <style:style style:name="S7" style:family="section">
      <style:section-properties fo:margin-left="0in" fo:margin-right="0in" style:writing-mode="lr-tb"/>
    </style:style>
    <style:style style:name="P119" style:parent-style-name="Standard" style:family="paragraph">
      <style:paragraph-properties fo:margin-top="0.0395in" fo:margin-bottom="0.0395in" fo:line-height="150%"/>
      <style:text-properties style:font-name="Calibri" style:font-name-complex="Calibri"/>
    </style:style>
    <style:style style:name="P120" style:parent-style-name="Standard" style:family="paragraph">
      <style:paragraph-properties fo:margin-top="0.0395in" fo:margin-bottom="0.0395in" fo:line-height="150%"/>
      <style:text-properties style:font-name="Calibri" style:font-name-complex="Calibri"/>
    </style:style>
    <style:style style:name="P121" style:parent-style-name="Standard" style:family="paragraph">
      <style:paragraph-properties fo:margin-top="0.0395in" fo:margin-bottom="0.0395in" fo:line-height="150%"/>
      <style:text-properties style:font-name="Calibri" style:font-name-complex="Calibri"/>
    </style:style>
    <style:style style:name="S8" style:family="section">
      <style:section-properties fo:margin-left="0in" fo:margin-right="0in" style:writing-mode="lr-tb"/>
    </style:style>
    <style:style style:name="P122" style:parent-style-name="Standard" style:family="paragraph">
      <style:paragraph-properties fo:margin-top="0.0791in" fo:margin-bottom="0.0791in" fo:line-height="150%"/>
      <style:text-properties style:font-name="Calibri" style:font-name-complex="Calibri"/>
    </style:style>
    <style:style style:name="S9" style:family="section">
      <style:section-properties fo:margin-left="0in" fo:margin-right="0in" style:writing-mode="lr-tb"/>
    </style:style>
    <style:style style:name="P123" style:parent-style-name="Standard" style:family="paragraph">
      <style:paragraph-properties fo:line-height="150%"/>
      <style:text-properties style:font-name="Calibri" style:font-name-complex="Calibri"/>
    </style:style>
    <style:style style:name="P124" style:parent-style-name="Standard" style:family="paragraph">
      <style:paragraph-properties fo:line-height="150%"/>
      <style:text-properties style:font-name="Calibri" style:font-name-complex="Calibri"/>
    </style:style>
    <style:style style:name="P125" style:parent-style-name="Standard" style:family="paragraph">
      <style:paragraph-properties fo:line-height="150%"/>
      <style:text-properties style:font-name="Calibri" style:font-name-complex="Calibri"/>
    </style:style>
    <style:style style:name="P126" style:parent-style-name="Standard" style:family="paragraph">
      <style:paragraph-properties fo:line-height="150%"/>
      <style:text-properties style:font-name="Calibri" style:font-name-complex="Calibri"/>
    </style:style>
    <style:style style:name="P127" style:parent-style-name="Standard" style:family="paragraph">
      <style:paragraph-properties fo:line-height="150%"/>
      <style:text-properties style:font-name="Calibri" style:font-name-complex="Calibri"/>
    </style:style>
    <style:style style:name="P128" style:parent-style-name="Standard" style:family="paragraph">
      <style:paragraph-properties fo:line-height="150%"/>
      <style:text-properties style:font-name="Calibri" style:font-name-complex="Calibri"/>
    </style:style>
    <style:style style:name="P129" style:parent-style-name="Standard" style:family="paragraph">
      <style:paragraph-properties fo:line-height="150%"/>
      <style:text-properties style:font-name="Calibri" style:font-name-complex="Calibri"/>
    </style:style>
    <style:style style:name="P130" style:parent-style-name="Standard" style:family="paragraph">
      <style:paragraph-properties fo:line-height="150%"/>
      <style:text-properties style:font-name="Calibri" style:font-name-complex="Calibri"/>
    </style:style>
    <style:style style:name="P131" style:parent-style-name="Standard" style:family="paragraph">
      <style:paragraph-properties fo:line-height="150%"/>
      <style:text-properties style:font-name="Calibri" style:font-name-complex="Calibri"/>
    </style:style>
    <style:style style:name="P132" style:parent-style-name="Standard" style:family="paragraph">
      <style:paragraph-properties fo:line-height="150%"/>
      <style:text-properties style:font-name="Calibri" style:font-name-complex="Calibri"/>
    </style:style>
    <style:style style:name="P133" style:parent-style-name="Standard" style:family="paragraph">
      <style:paragraph-properties fo:line-height="150%"/>
      <style:text-properties style:font-name="Calibri" style:font-name-complex="Calibri"/>
    </style:style>
    <style:style style:name="P134" style:parent-style-name="Standard" style:family="paragraph">
      <style:paragraph-properties fo:line-height="150%"/>
      <style:text-properties style:font-name="Calibri" style:font-name-complex="Calibri"/>
    </style:style>
    <style:style style:name="P135" style:parent-style-name="Standard" style:family="paragraph">
      <style:paragraph-properties fo:line-height="150%"/>
      <style:text-properties style:font-name="Calibri" style:font-name-complex="Calibri"/>
    </style:style>
    <style:style style:name="P136" style:parent-style-name="Standard" style:family="paragraph">
      <style:paragraph-properties fo:line-height="150%"/>
      <style:text-properties style:font-name="Calibri" style:font-name-complex="Calibri"/>
    </style:style>
    <style:style style:name="P137" style:parent-style-name="Standard" style:family="paragraph">
      <style:paragraph-properties fo:line-height="150%"/>
      <style:text-properties style:font-name="Calibri" style:font-name-complex="Calibri"/>
    </style:style>
    <style:style style:name="P138" style:parent-style-name="Standard" style:family="paragraph">
      <style:paragraph-properties fo:line-height="150%"/>
      <style:text-properties style:font-name="Calibri" style:font-name-complex="Calibri"/>
    </style:style>
    <style:style style:name="P139" style:parent-style-name="Standard" style:family="paragraph">
      <style:paragraph-properties fo:line-height="150%"/>
      <style:text-properties style:font-name="Calibri" style:font-name-complex="Calibri"/>
    </style:style>
    <style:style style:name="P140" style:parent-style-name="Standard" style:family="paragraph">
      <style:paragraph-properties fo:line-height="150%"/>
      <style:text-properties style:font-name="Calibri" style:font-name-complex="Calibri"/>
    </style:style>
    <style:style style:name="P141" style:parent-style-name="Standard" style:family="paragraph">
      <style:paragraph-properties fo:line-height="150%"/>
      <style:text-properties style:font-name="Calibri" style:font-name-complex="Calibri"/>
    </style:style>
    <style:style style:name="S10" style:family="section">
      <style:section-properties fo:margin-left="0in" fo:margin-right="0in" style:writing-mode="lr-tb"/>
    </style:style>
    <style:style style:name="P142" style:parent-style-name="Standard" style:family="paragraph">
      <style:paragraph-properties fo:margin-top="0.1187in" fo:margin-bottom="0.1187in"/>
      <style:text-properties style:font-name="Calibri" style:font-name-complex="Calibri" fo:font-weight="bold" style:font-weight-asian="bold" style:font-weight-complex="bold"/>
    </style:style>
    <style:style style:name="P143" style:parent-style-name="Standard" style:family="paragraph">
      <style:paragraph-properties fo:margin-top="0.1187in" fo:margin-bottom="0.1187in"/>
      <style:text-properties style:font-name="Calibri" style:font-name-complex="Calibri" fo:font-weight="bold" style:font-weight-asian="bold" style:font-weight-complex="bold"/>
    </style:style>
    <style:style style:name="P144" style:parent-style-name="Standard" style:family="paragraph">
      <style:paragraph-properties fo:margin-top="0.1187in" fo:margin-bottom="0.1187in"/>
      <style:text-properties style:font-name="Calibri" style:font-name-complex="Calibri" fo:font-weight="bold" style:font-weight-asian="bold" style:font-weight-complex="bold"/>
    </style:style>
    <style:style style:name="P145" style:parent-style-name="Standard" style:family="paragraph">
      <style:paragraph-properties fo:margin-top="0.1187in" fo:margin-bottom="0.1187in"/>
      <style:text-properties style:font-name="Calibri" style:font-name-complex="Calibri" fo:font-weight="bold" style:font-weight-asian="bold" style:font-weight-complex="bold"/>
    </style:style>
    <style:style style:name="P146" style:parent-style-name="Standard" style:family="paragraph">
      <style:paragraph-properties fo:margin-top="0.1187in" fo:margin-bottom="0.1187in" fo:line-height="150%"/>
    </style:style>
    <style:style style:name="T147" style:parent-style-name="DefaultParagraphFont" style:family="text">
      <style:text-properties style:font-name="Calibri" style:font-name-complex="Calibri"/>
    </style:style>
    <style:style style:name="S11" style:family="section">
      <style:section-properties fo:margin-left="0in" fo:margin-right="0in" style:writing-mode="lr-tb"/>
    </style:style>
    <style:style style:name="P148" style:parent-style-name="Standard" style:family="paragraph">
      <style:text-properties style:font-name="Calibri" style:font-name-complex="Calibri" fo:font-weight="bold" style:font-weight-asian="bold" style:font-weight-complex="bold"/>
    </style:style>
    <style:style style:name="P149" style:parent-style-name="Standard" style:family="paragraph">
      <style:text-properties style:font-name="Calibri" style:font-name-complex="Calibri"/>
    </style:style>
    <style:style style:name="TableColumn151" style:family="table-column">
      <style:table-column-properties style:column-width="1.6715in"/>
    </style:style>
    <style:style style:name="TableColumn152" style:family="table-column">
      <style:table-column-properties style:column-width="1.6715in"/>
    </style:style>
    <style:style style:name="TableColumn153" style:family="table-column">
      <style:table-column-properties style:column-width="1.6715in"/>
    </style:style>
    <style:style style:name="TableColumn154" style:family="table-column">
      <style:table-column-properties style:column-width="1.6715in"/>
    </style:style>
    <style:style style:name="Table150" style:family="table">
      <style:table-properties style:width="6.6861in" fo:margin-left="0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text-properties style:font-name="Calibri" style:font-name-complex="Calibri"/>
    </style:style>
    <style:style style:name="P158" style:parent-style-name="Standard" style:family="paragraph">
      <style:text-properties style:font-name="Calibri" style:font-name-complex="Calibri"/>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text-properties style:font-name="Calibri" style:font-name-complex="Calibri"/>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text-properties style:font-name="Calibri" style:font-name-complex="Calibri"/>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text-properties style:font-name="Calibri" style:font-name-complex="Calibri"/>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text-properties style:font-name="Calibri" style:font-name-complex="Calibri"/>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text-properties style:font-name="Calibri" style:font-name-complex="Calibri"/>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text-properties style:font-name="Calibri" style:font-name-complex="Calibri"/>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text-properties style:font-name="Calibri" style:font-name-complex="Calibri"/>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text-properties style:font-name="Calibri" style:font-name-complex="Calibri"/>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text-properties style:font-name="Calibri" style:font-name-complex="Calibri"/>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text-properties style:font-name="Calibri" style:font-name-complex="Calibri"/>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text-properties style:font-name="Calibri" style:font-name-complex="Calibri"/>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text-properties style:font-name="Calibri" style:font-name-complex="Calibri"/>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text-properties style:font-name="Calibri" style:font-name-complex="Calibri"/>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text-properties style:font-name="Calibri" style:font-name-complex="Calibri"/>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text-properties style:font-name="Calibri" style:font-name-complex="Calibri"/>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text-properties style:font-name="Calibri" style:font-name-complex="Calibri"/>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text-properties style:font-name="Calibri" style:font-name-complex="Calibri"/>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text-properties style:font-name="Calibri" style:font-name-complex="Calibri"/>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text-properties style:font-name="Calibri" style:font-name-complex="Calibri"/>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style:font-name="Calibri" style:font-name-complex="Calibri"/>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text-properties style:font-name="Calibri" style:font-name-complex="Calibri"/>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text-properties style:font-name="Calibri" style:font-name-complex="Calibri"/>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font-size-complex="10.5pt"/>
    </style:style>
    <style:style style:name="T212" style:parent-style-name="DefaultParagraphFont" style:family="text">
      <style:text-properties style:font-name="Calibri" style:font-name-complex="Calibri" fo:font-weight="bold" style:font-weight-asian="bold" style:font-weight-complex="bold"/>
    </style:style>
    <style:style style:name="T213" style:parent-style-name="DefaultParagraphFont" style:family="text">
      <style:text-properties style:font-name="Calibri" style:font-name-complex="Calibri" fo:font-weight="bold" style:font-weight-asian="bold" style:font-weight-complex="bold"/>
    </style:style>
    <style:style style:name="P214" style:parent-style-name="Standard" style:family="paragraph">
      <style:paragraph-properties fo:margin-top="0.1187in" fo:margin-bottom="0.1187in" fo:line-height="150%"/>
      <style:text-properties style:font-name="Calibri" style:font-name-complex="Calibri"/>
    </style:style>
    <style:style style:name="P215" style:parent-style-name="Standard" style:family="paragraph">
      <style:paragraph-properties fo:margin-top="0.1187in" fo:margin-bottom="0.1187in"/>
      <style:text-properties style:font-name="Calibri" style:font-name-complex="Calibri" fo:font-weight="bold" style:font-weight-asian="bold" style:font-weight-complex="bold"/>
    </style:style>
    <style:style style:name="P216" style:parent-style-name="Standard" style:family="paragraph">
      <style:paragraph-properties fo:margin-top="0.1187in" fo:margin-bottom="0.1187in" fo:line-height="150%"/>
    </style:style>
    <style:style style:name="T217" style:parent-style-name="DefaultParagraphFont" style:family="text">
      <style:text-properties style:font-name="Calibri" style:font-name-complex="Calibri" fo:font-weight="bold" style:font-weight-asian="bold" style:font-weight-complex="bold"/>
    </style:style>
    <style:style style:name="T218" style:parent-style-name="DefaultParagraphFont" style:family="text">
      <style:text-properties style:font-name="Calibri" style:font-name-complex="Calibri"/>
    </style:style>
    <style:style style:name="T219" style:parent-style-name="DefaultParagraphFont" style:family="text">
      <style:text-properties style:font-name="Calibri" style:font-name-complex="Calibri"/>
    </style:style>
    <style:style style:name="P220" style:parent-style-name="Standard" style:family="paragraph">
      <style:paragraph-properties fo:margin-top="0.0791in" fo:margin-bottom="0.0791in" fo:line-height="150%"/>
      <style:text-properties style:font-name="Calibri" style:font-name-complex="Calibri" fo:font-weight="bold" style:font-weight-asian="bold" style:font-weight-complex="bold"/>
    </style:style>
    <style:style style:name="P221" style:parent-style-name="Standard" style:family="paragraph">
      <style:paragraph-properties fo:margin-top="0.0791in" fo:margin-bottom="0.0791in" fo:line-height="150%"/>
    </style:style>
    <style:style style:name="T222" style:parent-style-name="DefaultParagraphFont" style:family="text">
      <style:text-properties style:font-name="Calibri" style:font-name-complex="Calibri" fo:font-weight="bold" style:font-weight-asian="bold" style:font-weight-complex="bold"/>
    </style:style>
    <style:style style:name="P223" style:parent-style-name="Standard" style:family="paragraph">
      <style:paragraph-properties fo:margin-top="0.0791in" fo:margin-bottom="0.0791in" fo:line-height="150%"/>
      <style:text-properties style:font-name="Calibri" style:font-name-complex="Calibri"/>
    </style:style>
    <style:style style:name="P224" style:parent-style-name="Standard" style:family="paragraph">
      <style:paragraph-properties fo:margin-top="0.0791in" fo:margin-bottom="0.0791in" fo:line-height="150%"/>
      <style:text-properties style:font-name="Calibri" style:font-name-complex="Calibri"/>
    </style:style>
    <style:style style:name="P225" style:parent-style-name="Standard" style:family="paragraph">
      <style:paragraph-properties fo:margin-top="0.0791in" fo:margin-bottom="0.0791in" fo:line-height="150%"/>
      <style:text-properties style:font-name="Calibri" style:font-name-complex="Calibri"/>
    </style:style>
    <style:style style:name="P226" style:parent-style-name="Standard" style:family="paragraph">
      <style:paragraph-properties fo:margin-top="0.0791in" fo:margin-bottom="0.0791in" fo:line-height="150%"/>
      <style:text-properties style:font-name="Calibri" style:font-name-complex="Calibri"/>
    </style:style>
    <style:style style:name="P227" style:parent-style-name="Standard" style:family="paragraph">
      <style:paragraph-properties fo:margin-top="0.0791in" fo:margin-bottom="0.0791in" fo:line-height="150%"/>
      <style:text-properties style:font-name="Calibri" style:font-name-complex="Calibri"/>
    </style:style>
    <style:style style:name="P228" style:parent-style-name="Standard" style:family="paragraph">
      <style:paragraph-properties fo:margin-top="0.0791in" fo:margin-bottom="0.0791in" fo:line-height="150%"/>
      <style:text-properties style:font-name="Calibri" style:font-name-complex="Calibri"/>
    </style:style>
    <style:style style:name="P229" style:parent-style-name="Standard" style:family="paragraph">
      <style:paragraph-properties fo:margin-top="0.0791in" fo:margin-bottom="0.0791in" fo:line-height="150%"/>
      <style:text-properties style:font-name="Calibri" style:font-name-complex="Calibri"/>
    </style:style>
    <style:style style:name="P230" style:parent-style-name="Standard" style:family="paragraph">
      <style:paragraph-properties fo:margin-top="0.0791in" fo:margin-bottom="0.0791in" fo:line-height="150%"/>
      <style:text-properties style:font-name="Calibri" style:font-name-complex="Calibri"/>
    </style:style>
    <style:style style:name="P231" style:parent-style-name="Standard" style:family="paragraph">
      <style:paragraph-properties fo:margin-top="0.0791in" fo:margin-bottom="0.0791in" fo:line-height="150%"/>
      <style:text-properties style:font-name="Calibri" style:font-name-complex="Calibri"/>
    </style:style>
    <style:style style:name="P232" style:parent-style-name="Standard" style:family="paragraph">
      <style:paragraph-properties fo:margin-top="0.0791in" fo:margin-bottom="0.0791in" fo:line-height="150%"/>
      <style:text-properties style:font-name="Calibri" style:font-name-complex="Calibri"/>
    </style:style>
    <style:style style:name="P233" style:parent-style-name="Standard" style:family="paragraph">
      <style:paragraph-properties fo:margin-top="0.0791in" fo:margin-bottom="0.0791in" fo:line-height="150%"/>
      <style:text-properties style:font-name="Calibri" style:font-name-complex="Calibri"/>
    </style:style>
    <style:style style:name="P234" style:parent-style-name="Standard" style:family="paragraph">
      <style:paragraph-properties fo:margin-top="0.0791in" fo:margin-bottom="0.0791in" fo:line-height="150%"/>
      <style:text-properties style:font-name="Calibri" style:font-name-complex="Calibri"/>
    </style:style>
    <style:style style:name="P235" style:parent-style-name="Standard" style:family="paragraph">
      <style:paragraph-properties fo:margin-top="0.0791in" fo:margin-bottom="0.0791in" fo:line-height="150%"/>
      <style:text-properties style:font-name="Calibri" style:font-name-complex="Calibri"/>
    </style:style>
    <style:style style:name="P236" style:parent-style-name="Standard" style:family="paragraph">
      <style:paragraph-properties fo:margin-top="0.0791in" fo:margin-bottom="0.0791in" fo:line-height="150%"/>
      <style:text-properties style:font-name="Calibri" style:font-name-complex="Calibri"/>
    </style:style>
    <style:style style:name="P237" style:parent-style-name="Standard" style:family="paragraph">
      <style:paragraph-properties fo:margin-top="0.0791in" fo:margin-bottom="0.0791in" fo:line-height="150%"/>
      <style:text-properties style:font-name="Calibri" style:font-name-complex="Calibri"/>
    </style:style>
    <style:style style:name="P238" style:parent-style-name="Standard" style:family="paragraph">
      <style:paragraph-properties fo:margin-top="0.0791in" fo:margin-bottom="0.0791in" fo:line-height="150%"/>
      <style:text-properties style:font-name="Calibri" style:font-name-complex="Calibri"/>
    </style:style>
    <style:style style:name="P239" style:parent-style-name="Standard" style:family="paragraph">
      <style:paragraph-properties fo:margin-top="0.0791in" fo:margin-bottom="0.0791in" fo:line-height="150%"/>
      <style:text-properties style:font-name="Calibri" style:font-name-complex="Calibri"/>
    </style:style>
    <style:style style:name="P240" style:parent-style-name="Standard" style:family="paragraph">
      <style:paragraph-properties fo:margin-top="0.0791in" fo:margin-bottom="0.0791in" fo:line-height="150%"/>
      <style:text-properties style:font-name="Calibri" style:font-name-complex="Calibri"/>
    </style:style>
    <style:style style:name="P241" style:parent-style-name="Standard" style:family="paragraph">
      <style:paragraph-properties fo:margin-top="0.0791in" fo:margin-bottom="0.0791in" fo:line-height="150%"/>
      <style:text-properties style:font-name="Calibri" style:font-name-complex="Calibri"/>
    </style:style>
    <style:style style:name="P242" style:parent-style-name="Standard" style:family="paragraph">
      <style:paragraph-properties fo:margin-top="0.0791in" fo:margin-bottom="0.0791in" fo:line-height="150%"/>
      <style:text-properties style:font-name="Calibri" style:font-name-complex="Calibri"/>
    </style:style>
    <style:style style:name="P243" style:parent-style-name="Standard" style:family="paragraph">
      <style:paragraph-properties fo:margin-top="0.0791in" fo:margin-bottom="0.0791in" fo:line-height="150%"/>
      <style:text-properties style:font-name="Calibri" style:font-name-complex="Calibri" fo:font-weight="bold" style:font-weight-asian="bold" style:font-weight-complex="bold"/>
    </style:style>
    <style:style style:name="P244" style:parent-style-name="Standard" style:family="paragraph">
      <style:paragraph-properties fo:margin-top="0.0791in" fo:margin-bottom="0.0791in" fo:line-height="150%"/>
      <style:text-properties style:font-name="Calibri" style:font-name-complex="Calibri" fo:font-weight="bold" style:font-weight-asian="bold" style:font-weight-complex="bold"/>
    </style:style>
    <style:style style:name="P245" style:parent-style-name="Standard" style:family="paragraph">
      <style:paragraph-properties fo:margin-top="0.0791in" fo:margin-bottom="0.0791in" fo:line-height="150%"/>
    </style:style>
    <style:style style:name="T246" style:parent-style-name="DefaultParagraphFont" style:family="text">
      <style:text-properties style:font-name="Calibri" style:font-name-complex="Calibri" fo:font-weight="bold" style:font-weight-asian="bold" style:font-weight-complex="bold"/>
    </style:style>
    <style:style style:name="P247" style:parent-style-name="Standard" style:family="paragraph">
      <style:paragraph-properties fo:margin-top="0.0791in" fo:margin-bottom="0.0791in" fo:line-height="150%"/>
      <style:text-properties style:font-name="Calibri" style:font-name-complex="Calibri"/>
    </style:style>
    <style:style style:name="P248" style:parent-style-name="Standard" style:family="paragraph">
      <style:paragraph-properties fo:margin-top="0.0791in" fo:margin-bottom="0.0791in" fo:line-height="150%"/>
    </style:style>
    <style:style style:name="T249" style:parent-style-name="DefaultParagraphFont" style:family="text">
      <style:text-properties style:font-name="Calibri" style:font-name-complex="Calibri" fo:font-weight="bold" style:font-weight-asian="bold" style:font-weight-complex="bold"/>
    </style:style>
    <style:style style:name="T250" style:parent-style-name="DefaultParagraphFont" style:family="text">
      <style:text-properties style:font-name="Calibri" style:font-name-complex="Calibri" fo:font-weight="bold" style:font-weight-asian="bold" style:font-weight-complex="bold"/>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CurrencyExchangeApplication<text:s/></text:p>
      <text:p text:style-name="P11">Documentation</text:p>
      <text:p text:style-name="P12">Prepared by<text:s/>Vikram Chavan</text:p>
      <text:p text:style-name="P13">For KOKO Networks Limited.</text:p>
      <text:soft-page-break/>
      <text:p text:style-name="P14">Overview</text:p>
      <text:p text:style-name="P15">A Python-Flask Application that implements a currency exchange function using a currency conversion API that<text:s/>updates regularly.</text:p>
      <text:p text:style-name="P16">Functional Attributes</text:p>
      <text:p text:style-name="P17">1. The application intergrates a third party currency conversion service.</text:p>
      <text:p text:style-name="P18">2. Creation of user accounts is enabled with a User Interface and comprises:</text:p>
      <text:p text:style-name="P19"><text:tab/>a. Login/Sign-up</text:p>
      <text:p text:style-name="P20"><text:tab/>b. Wallet</text:p>
      <text:p text:style-name="P21"><text:tab/>c. Profile of user with profile photo, default currency of user which are both editable from the UI.</text:p>
      <text:p text:style-name="P22">d. Credit and Debit functions using any currency and amount with automatic conversion depending on default currencies</text:p>
      <text:p text:style-name="P23">e. Transfer money between users.</text:p>
      <text:p text:style-name="P24">Technical Requirements</text:p>
      <text:p text:style-name="P25">1. Application<text:s/>uses git to do progressive commits.</text:p>
      <text:p text:style-name="P26">2. Uses a dynamic application architecture, pattern, models and quality.</text:p>
      <text:p text:style-name="P27">3. Includes test cases.</text:p>
      <text:p text:style-name="P28">4. Includes a README file with steps to preparation, installations and functionality of the application.</text:p>
      <text:p text:style-name="P29"/>
      <text:p text:style-name="P30"/>
      <text:soft-page-break/>
      <text:p text:style-name="P31">Preparation</text:p>
      <text:p text:style-name="P32">mkdir currency-exchange</text:p>
      <text:p text:style-name="P33">Installations</text:p>
      <text:p text:style-name="P34">pip install virtualenv</text:p>
      <text:p text:style-name="P35">Create Virtual Environment called ‘virtual’: virtualenv virtual</text:p>
      <text:p text:style-name="P36"><text:span text:style-name="T37">Activate<text:s/></text:span><text:span text:style-name="T38">Virtual Environment:<text:s/></text:span><text:span text:style-name="T39">source virtual/bin/activate<text:s/></text:span><text:span text:style-name="T40"><text:s/></text:span></text:p>
      <text:p text:style-name="P41"><text:tab/>Install Flask: pip install flask</text:p>
      <text:p text:style-name="P42"><text:tab/>Install Requests: pip install requests</text:p>
      <text:p text:style-name="P43"><text:tab/>Bootstrap: pip install flask-bootstrap</text:p>
      <text:p text:style-name="P44"><text:tab/>Forms: pip install flask-wtf</text:p>
      <text:p text:style-name="P45"><text:tab/>Flash Script: pip install flash-script</text:p>
      <text:p text:style-name="P46"><text:tab/>Fonts: pip install Flask-FontAwesome</text:p>
      <text:p text:style-name="P47"><text:tab/>LogIn: pip install flask-login</text:p>
      <text:p text:style-name="P48"><text:tab/>Werkzeug: pip install -U Werkzeug</text:p>
      <text:p text:style-name="P49"><text:tab/>Database Installations: pip install flask-SQLAlchemy</text:p>
      <text:p text:style-name="P50"><text:tab/><text:tab/><text:tab/><text:tab/><text:tab/>pip install psycopg2</text:p>
      <text:p text:style-name="P51"><text:tab/>Database Migrations: pip install Flask-Migrate</text:p>
      <text:p text:style-name="P52"><text:tab/><text:tab/><text:tab/><text:tab/>python3 manage.py db init</text:p>
      <text:p text:style-name="P53"><text:tab/><text:tab/><text:tab/><text:tab/>python3 manage.py db migrate -m "Initial Migration"</text:p>
      <text:p text:style-name="P54"><text:tab/><text:tab/><text:tab/><text:tab/>python3 manage.py db upgrade</text:p>
      <text:p text:style-name="P55"><text:tab/>Enable easy run:<text:s/><text:tab/>chmod a+x start.sh</text:p>
      <text:p text:style-name="P56"><text:tab/><text:tab/><text:tab/><text:tab/>./start.sh</text:p>
      <text:soft-page-break/>
      <text:p text:style-name="P57">Development: Currency Exchange Function</text:p>
      <text:p text:style-name="P58">Test Installation and the Virtual Environment</text:p>
      <text:section text:name="Sect1" text:style-name="S1">
        <text:p text:style-name="P59">from flask import Flask, render_template, request</text:p>
        <text:p text:style-name="P60">import requests</text:p>
        <text:p text:style-name="P61">app = Flask(__name__)</text:p>
        <text:p text:style-name="P62"/>
        <text:p text:style-name="P63">@app.route("/")</text:p>
        <text:p text:style-name="P64">def index():</text:p>
        <text:p text:style-name="P65"><text:s text:c="4"/>return "Hello World"</text:p>
        <text:p text:style-name="P66"/>
        <text:p text:style-name="P67">if __name__ == "__main__":</text:p>
        <text:p text:style-name="P68"><text:s text:c="4"/>app.run(debug=True)</text:p>
      </text:section>
      <text:section text:name="Sect2" text:style-name="S2">
        <text:p text:style-name="P69">API</text:p>
        <text:p text:style-name="P70">The API chosen for this project is the Free Currency Converter. The API provider offers free web services for developers to convert one currency to another.<text:s/>Currency values are updated every 60 minutes but on the free plan may experience some downtime occasionally.</text:p>
        <text:p text:style-name="P71">Test API functionality.</text:p>
      </text:section>
      <text:section text:name="Sect3" text:style-name="S3">
        <text:p text:style-name="P72">from flask import Flask, render_template, request</text:p>
        <text:p text:style-name="P73">import requests</text:p>
        <text:p text:style-name="P74">import os</text:p>
        <text:p text:style-name="P75">app = Flask(__name__)</text:p>
        <text:p text:style-name="P76">@app.route("/")</text:p>
        <text:p text:style-name="P77">def index():</text:p>
        <text:p text:style-name="P78"><text:s text:c="4"/>API = os.environ.get("CURR_API")</text:p>
        <text:p text:style-name="P79"><text:s text:c="4"/>fromCurr = "USD"</text:p>
        <text:p text:style-name="P80"><text:s text:c="4"/>toCurr = "KES"</text:p>
        <text:p text:style-name="P81"><text:s text:c="4"/>url =<text:s/>f"https://free.currconv.com/api/v7/convert?q={fromCurr}_{toCurr}&amp;compact=ultra&amp;apiKey={API}"</text:p>
        <text:p text:style-name="P82"><text:s text:c="4"/>rates = requests.get(url).json()</text:p>
        <text:p text:style-name="P83"><text:s text:c="4"/>return rates</text:p>
        <text:p text:style-name="P84"/>
        <text:p text:style-name="P85">if __name__ == "__main__":</text:p>
        <text:p text:style-name="P86"><text:s text:c="4"/>app.run(debug=True)</text:p>
      </text:section>
      <text:section text:name="Sect4" text:style-name="S4">
        <text:soft-page-break/>
        <text:p text:style-name="P87">Input/Output Forms</text:p>
        <text:p text:style-name="P88">Using Bootstap, create a input –<text:s/>output form to take in the currency data as input, process and provide the output as the exchange rate between two different currencies. For example USD to KES.</text:p>
      </text:section>
      <text:section text:name="Sect5" text:style-name="S5">
        <text:p text:style-name="P89">{%extends "base.html"%}</text:p>
        <text:p text:style-name="P90">{%block body%}</text:p>
        <text:p text:style-name="P91"><text:s text:c="4"/>&lt;form action="{{url_for('index')}}" method="post"&gt;</text:p>
        <text:p text:style-name="P92"><text:s text:c="8"/>&lt;div class="form-group"&gt;</text:p>
        <text:p text:style-name="P93"><text:s text:c="12"/>&lt;div class="form-group col-md-4"&gt;</text:p>
        <text:p text:style-name="P94"><text:s text:c="16"/>&lt;label for="fromCurr"&gt;From:&lt;/label&gt;</text:p>
        <text:p text:style-name="P95"><text:s text:c="16"/>&lt;select id="fromCurr" class="form-control" name="fromCurr"&gt;</text:p>
        <text:p text:style-name="P96"><text:s text:c="20"/>&lt;option selected&gt;Choose...&lt;/option&gt;</text:p>
        <text:p text:style-name="P97"><text:s text:c="20"/>&lt;option&gt;&lt;/option&gt;</text:p>
        <text:p text:style-name="P98"><text:s text:c="16"/>&lt;/select&gt;</text:p>
        <text:p text:style-name="P99"><text:s text:c="12"/>&lt;/div&gt;</text:p>
        <text:p text:style-name="P100"><text:s text:c="8"/>&lt;/div&gt;</text:p>
        <text:p text:style-name="P101"><text:s text:c="8"/>&lt;div class="form-group"&gt;</text:p>
        <text:p text:style-name="P102"><text:s text:c="12"/>&lt;div class="form-group col-md-4"&gt;</text:p>
        <text:p text:style-name="P103"><text:s text:c="16"/>&lt;label for="toCurr"&gt;To:&lt;/label&gt;</text:p>
        <text:p text:style-name="P104"><text:s text:c="16"/>&lt;select<text:s/>id="toCurr" class="form-control" name="toCurr"&gt;</text:p>
        <text:p text:style-name="P105"><text:s text:c="20"/>&lt;option selected&gt;Choose...&lt;/option&gt;</text:p>
        <text:p text:style-name="P106"><text:s text:c="20"/>&lt;option&gt;&lt;/option&gt;</text:p>
        <text:p text:style-name="P107"><text:s text:c="16"/>&lt;/select&gt;</text:p>
        <text:p text:style-name="P108"><text:s text:c="12"/>&lt;/div&gt;</text:p>
        <text:p text:style-name="P109"><text:s text:c="8"/>&lt;/div&gt;</text:p>
        <text:p text:style-name="P110"><text:s text:c="8"/>&lt;div class="form-group"&gt;</text:p>
        <text:p text:style-name="P111"><text:s text:c="12"/>&lt;input type="text" class="form-control" value="" disabled&gt;</text:p>
        <text:p text:style-name="P112"><text:s text:c="8"/>&lt;/div&gt;</text:p>
        <text:p text:style-name="P113"><text:s text:c="8"/>&lt;button type="submit" class="btn btn-primary"&gt;Get Exchange Rates&lt;/button&gt;</text:p>
        <text:p text:style-name="P114"><text:s text:c="4"/>&lt;/form&gt;</text:p>
        <text:p text:style-name="P115">{%endblock%}</text:p>
      </text:section>
      <text:section text:name="Sect6" text:style-name="S6">
        <text:p text:style-name="P116"/>
        <text:p text:style-name="P117"/>
        <text:p text:style-name="P118">Retrieve Currency Data from API and format it in a way that will be<text:s/>utilized by the application.</text:p>
      </text:section>
      <text:section text:name="Sect7" text:style-name="S7">
        <text:p text:style-name="P119">if __name__ == "__main__":</text:p>
        <text:p text:style-name="P120"><text:s text:c="4"/>for data in requests.get("https://free.currconv.com/api/v7/currencies?apiKey={API}").json()["results"]:</text:p>
        <text:p text:style-name="P121"><text:s text:c="8"/>print(data)</text:p>
      </text:section>
      <text:section text:name="Sect8" text:style-name="S8">
        <text:p text:style-name="P122">Enable conversion rate from any known currency to any other know currency by display the exchange rate/ For example From USD to KES the exchange rate displayed is 107.7949 KES.</text:p>
      </text:section>
      <text:section text:name="Sect9" text:style-name="S9">
        <text:p text:style-name="P123">@app.route("/", methods=["POST", "GET"])</text:p>
        <text:p text:style-name="P124">def index():</text:p>
        <text:p text:style-name="P125"><text:s text:c="4"/>if request.method == "POST":</text:p>
        <text:p text:style-name="P126"><text:s text:c="8"/>API =<text:s/>os.environ.get("CURR_API")</text:p>
        <text:p text:style-name="P127"><text:s text:c="8"/>fromCurr = request.form.get('fromCurr')</text:p>
        <text:p text:style-name="P128"><text:s text:c="8"/>toCurr = request.form.get('toCurr')</text:p>
        <text:p text:style-name="P129"><text:s text:c="8"/>if fromCurr and toCurr:</text:p>
        <text:p text:style-name="P130"><text:s text:c="12"/>try:</text:p>
        <text:p text:style-name="P131"><text:s text:c="16"/>url = f"https://free.currconv.com/api/v7/convert?q={fromCurr}_{toCurr}&amp;compact=ultra&amp;apiKey={API}</text:p>
        <text:p text:style-name="P132"><text:s text:c="16"/>rates = requests.get(url).json()[f'{fromCurr}_{toCurr}']</text:p>
        <text:p text:style-name="P133"><text:s text:c="16"/>return render_template('index.html', currency=currencys, result=f"{rates} {toCurr}")</text:p>
        <text:p text:style-name="P134"><text:s text:c="12"/>except:</text:p>
        <text:p text:style-name="P135"><text:s text:c="16"/>flash("Error Occured", 'danger')</text:p>
        <text:p text:style-name="P136"><text:s text:c="16"/>return redirect(url_for('index'))</text:p>
        <text:p text:style-name="P137"><text:s text:c="8"/>else:</text:p>
        <text:p text:style-name="P138"><text:s text:c="12"/>flash("Error Occured", 'danger')</text:p>
        <text:p text:style-name="P139"><text:s text:c="12"/>return redirect(url_for('index'))</text:p>
        <text:p text:style-name="P140"/>
        <text:p text:style-name="P141"><text:s text:c="4"/>return render_template('index.html', currency=currencys)</text:p>
      </text:section>
      <text:section text:name="Sect10" text:style-name="S10">
        <text:p text:style-name="P142"/>
        <text:p text:style-name="P143"/>
        <text:p text:style-name="P144"/>
        <text:soft-page-break/>
        <text:p text:style-name="P145">User<text:s/>Authentication</text:p>
        <text:p text:style-name="P146"><text:span text:style-name="T147">Authentication comprises a log-in, signup, profile and edit profile function that includes the option to update a profile picture and select a default currency. Every user starts with a KES 1000 balance converted into their default currency.</text:span></text:p>
      </text:section>
      <text:section text:name="Sect11" text:style-name="S11">
        <text:p text:style-name="P148">List of relations</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chema<text:s/></text:p>
              <text:p text:style-name="P158"><text:s/></text:p>
            </table:table-cell>
            <table:table-cell table:style-name="TableCell159">
              <text:p text:style-name="P160">Name <text:s text:c="2"/></text:p>
            </table:table-cell>
            <table:table-cell table:style-name="TableCell161">
              <text:p text:style-name="P162">Type</text:p>
            </table:table-cell>
            <table:table-cell table:style-name="TableCell163">
              <text:p text:style-name="P164">Owner <text:s text:c="2"/></text:p>
            </table:table-cell>
          </table:table-row>
          <table:table-row table:style-name="TableRow165">
            <table:table-cell table:style-name="TableCell166">
              <text:p text:style-name="P167">Public</text:p>
            </table:table-cell>
            <table:table-cell table:style-name="TableCell168">
              <text:p text:style-name="P169">alembic_version</text:p>
            </table:table-cell>
            <table:table-cell table:style-name="TableCell170">
              <text:p text:style-name="P171"><text:s/>table</text:p>
            </table:table-cell>
            <table:table-cell table:style-name="TableCell172">
              <text:p text:style-name="P173">Deepeters</text:p>
            </table:table-cell>
          </table:table-row>
          <table:table-row table:style-name="TableRow174">
            <table:table-cell table:style-name="TableCell175">
              <text:p text:style-name="P176">Public</text:p>
            </table:table-cell>
            <table:table-cell table:style-name="TableCell177">
              <text:p text:style-name="P178">transactions</text:p>
            </table:table-cell>
            <table:table-cell table:style-name="TableCell179">
              <text:p text:style-name="P180">table</text:p>
            </table:table-cell>
            <table:table-cell table:style-name="TableCell181">
              <text:p text:style-name="P182">deepeters</text:p>
            </table:table-cell>
          </table:table-row>
          <table:table-row table:style-name="TableRow183">
            <table:table-cell table:style-name="TableCell184">
              <text:p text:style-name="P185">Public</text:p>
            </table:table-cell>
            <table:table-cell table:style-name="TableCell186">
              <text:p text:style-name="P187">users <text:s/></text:p>
            </table:table-cell>
            <table:table-cell table:style-name="TableCell188">
              <text:p text:style-name="P189">table</text:p>
            </table:table-cell>
            <table:table-cell table:style-name="TableCell190">
              <text:p text:style-name="P191">deepeters</text:p>
            </table:table-cell>
          </table:table-row>
          <table:table-row table:style-name="TableRow192">
            <table:table-cell table:style-name="TableCell193">
              <text:p text:style-name="P194">Public</text:p>
            </table:table-cell>
            <table:table-cell table:style-name="TableCell195">
              <text:p text:style-name="P196">wallets <text:s text:c="17"/></text:p>
            </table:table-cell>
            <table:table-cell table:style-name="TableCell197">
              <text:p text:style-name="P198">table</text:p>
            </table:table-cell>
            <table:table-cell table:style-name="TableCell199">
              <text:p text:style-name="P200">deepeters</text:p>
            </table:table-cell>
          </table:table-row>
          <table:table-row table:style-name="TableRow201">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
        <text:p text:style-name="P210"/>
        <text:p text:style-name="P211"/>
        <text:p text:style-name="Standard"><text:span text:style-name="T212"><text:s/></text:span><text:span text:style-name="T213">Currency Conversion</text:span></text:p>
        <text:p text:style-name="P214">A user can convert from one currency to the other on request using the “Make Conversion” function. Another way conversion happens is through transactions. For instance, when one user sends money to another user in the same app, in the case that their default currencies are different, conversion happens by default and reaches the receiver wallet in their default currency. The conversions are up to date with the conversion rates which update every hour. Debit and Credit functions can also be performed in any currency by a user to their own wallets and the money is saved to their wallets in their individual currencies.</text:p>
        <text:p text:style-name="P215"/>
        <text:p text:style-name="P216"><text:span text:style-name="T217">Transactions<text:s/></text:span><text:span text:style-name="T218">are displayed on the transactions page depending on the user<text:s/></text:span><text:span text:style-name="T219">where they can view debits and credits that occurred in their accounts as statement of accounts. Time and amount are also included in the report.</text:span></text:p>
        <text:p text:style-name="P220"/>
        <text:p text:style-name="P221"><text:span text:style-name="T222">Deployment</text:span></text:p>
        <text:p text:style-name="P223">Deployment has been achieved through Heroku. Heroku is a cloud deployment platform that is<text:s/>able to implement both the application dependencies and the database.</text:p>
        <text:p text:style-name="P224">1. pip install gunicorn</text:p>
        <text:p text:style-name="P225">2. pip freeze &gt; requirements.txt</text:p>
        <text:p text:style-name="P226">3. touch Procfile and write the code: web: gunicorn manage:app into the file.</text:p>
        <text:soft-page-break/>
        <text:p text:style-name="P227">4. heroku login</text:p>
        <text:p text:style-name="P228">5. heroku create currency-exchange-application</text:p>
        <text:p text:style-name="P229">6. heroku config:set MOVIE_API_KEY=&lt;YOUR MOVIE API&gt;</text:p>
        <text:p text:style-name="P230">7. heroku config:set SECRET_KEY=&lt;YOUR SECRET KEY&gt;</text:p>
        <text:p text:style-name="P231">8. heroku addons:create heroku-postgresql</text:p>
        <text:p text:style-name="P232">9. Alter config.py with:</text:p>
        <text:p text:style-name="P233"><text:tab/>class ProdConfig(Config):</text:p>
        <text:p text:style-name="P234"><text:s text:c="4"/><text:tab/>SQLALCHEMY_DATABASE_URI = os.environ.get("DATABASE_URL")</text:p>
        <text:p text:style-name="P235">10. Alter manage.py</text:p>
        <text:p text:style-name="P236"><text:tab/>From: app = create_app(‘development’)</text:p>
        <text:p text:style-name="P237"><text:tab/>To: app = create_app(‘production’)</text:p>
        <text:p text:style-name="P238">11. pip freeze &gt; requirements.txt</text:p>
        <text:p text:style-name="P239">12. Push to App Heroku</text:p>
        <text:p text:style-name="P240"><text:tab/>git push heroku master</text:p>
        <text:p text:style-name="P241">13. Deploy Database</text:p>
        <text:p text:style-name="P242"><text:tab/>heroku run python3 manage.py db upgrade</text:p>
        <text:p text:style-name="P243"/>
        <text:p text:style-name="P244"/>
        <text:p text:style-name="P245"><text:span text:style-name="T246">Suggestions as the App expands</text:span></text:p>
        <text:p text:style-name="P247">As the business grows, the number of requests is expected to increase on the server. To handle an increased number of requests, the application would need to use another API as the one<text:s/>applied here has a limit on the number of responses and requests it can provide and receive per unit time. The future applied API also needs to update the exchange rates instantly as in the exchange market rather than the 60 minute rate provided in this application.</text:p>
        <text:p text:style-name="P248"><text:span text:style-name="T249"><text:s/></text:span><text:span text:style-name="T250"><text:tab/></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2 4 5 3 5 2 3 3 2 2"/>
    <style:font-face style:name="Ubuntu Mono" svg:font-family="Ubuntu Mono" style:font-family-generic="modern" style:font-pitch="fixed"/>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SourceText" style:display-name="Source Text" style:family="text">
      <style:text-properties style:font-name="Liberation Mono" style:font-name-asian="Noto Sans Mono CJK SC" style:font-name-complex="Liberation Mono"/>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fo:margin-top="0.0395in" fo:margin-bottom="0.0395in" fo:line-height="150%"/>
      <style:text-properties style:font-name="Ubuntu Mono"/>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P</meta:initial-creator>
    <dc:creator>vikram chavan</dc:creator>
    <meta:creation-date>2022-06-17T06:06:00Z</meta:creation-date>
    <dc:date>2022-06-17T06:13:00Z</dc:date>
    <meta:template xlink:href="Normal.dotm" xlink:type="simple"/>
    <meta:editing-cycles>4</meta:editing-cycles>
    <meta:editing-duration>PT480S</meta:editing-duration>
    <meta:document-statistic meta:page-count="8" meta:paragraph-count="15" meta:word-count="1191" meta:character-count="7969" meta:row-count="56" meta:non-whitespace-character-count="6793"/>
  </office:meta>
</office:document-meta>
</file>